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c55f" officeooo:paragraph-rsid="000fc55f"/>
    </style:style>
    <style:style style:name="P2" style:family="paragraph" style:parent-style-name="Standard">
      <style:text-properties officeooo:rsid="00119d24" officeooo:paragraph-rsid="00119d24"/>
    </style:style>
    <style:style style:name="T1" style:family="text">
      <style:text-properties officeooo:rsid="00119d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toine Legendre <text:s text:c="118"/>M1 DS</text:p>
      <text:p text:style-name="P1"/>
      <text:p text:style-name="P1">Points positifs :</text:p>
      <text:p text:style-name="P1"/>
      <text:p text:style-name="P1">Avant l’entretien, il faut bien se renseigner sur l’entreprise afin de pouvoir développer pourquoi cette entreprise nous intéresse particulièrement.</text:p>
      <text:p text:style-name="P1">Durant l’entretien il faut bien développer notre parcours et les différentes expériences passées, expliquer ce qui a motivé ce choix des data science et aussi plus particulièrement de cette offre. </text:p>
      <text:p text:style-name="P1"/>
      <text:p text:style-name="P1">Points à améliorer : </text:p>
      <text:p text:style-name="P1"/>
      <text:p text:style-name="P1">Il faudrait <text:span text:style-name="T1">ajouter</text:span> un petit paragraphe dans le CV qui précise clairement le type d’offre recherchée.</text:p>
      <text:p text:style-name="P1">Penser à regarder le syllabus de la licence et du master et préciser sur le CV et durant l’entretien les différentes compétences acquises qui peuvent être pertinentes pour l’offre.</text:p>
      <text:p text:style-name="P2">Mieux préparer les questions basiques posées en entretien comme développer mes points forts et mes points faibl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5:17:59.293175609</meta:creation-date>
    <meta:generator>LibreOffice/7.3.7.2$Linux_X86_64 LibreOffice_project/30$Build-2</meta:generator>
    <dc:date>2024-12-04T15:34:19.001061045</dc:date>
    <meta:editing-duration>PT3M50S</meta:editing-duration>
    <meta:editing-cycles>1</meta:editing-cycles>
    <meta:document-statistic meta:table-count="0" meta:image-count="0" meta:object-count="0" meta:page-count="1" meta:paragraph-count="8" meta:word-count="122" meta:character-count="918" meta:non-whitespace-character-count="684"/>
  </office:meta>
</office:document-meta>
</file>